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6000003212B1A5A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1.97cm" fo:min-width="3.31cm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036cm" fo:min-width="3.31cm"/>
    </style:style>
    <style:style style:name="gr5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Standard-notes">
      <style:graphic-properties draw:fill-color="#ffffff" draw:auto-grow-height="true" fo:min-height="12.572cm"/>
    </style:style>
    <style:style style:name="P1" style:family="paragraph"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48pt"/>
    </style:style>
    <style:style style:name="P4" style:family="paragraph">
      <style:text-properties fo:color="#000000" fo:font-size="48pt" style:font-size-asian="48pt" style:font-size-complex="48pt"/>
    </style:style>
    <style:style style:name="P5" style:family="paragraph">
      <style:text-properties fo:color="#00ff00"/>
    </style:style>
    <style:style style:name="T1" style:family="text">
      <style:text-properties fo:color="#008000"/>
    </style:style>
    <style:style style:name="T2" style:family="text">
      <style:text-properties fo:color="#0000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XPilot AI</text:span></text:p>
          </draw:text-box>
        </draw:frame>
        <draw:frame draw:style-name="gr1" draw:text-style-name="P2" draw:layer="layout" svg:width="19.62cm" svg:height="16cm" svg:x="4.38cm" svg:y="5cm">
          <draw:image xlink:href="Pictures/10000000000003D6000003212B1A5A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he vis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good, intelligent bot for competative pla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draw:style-name="gr3" draw:text-style-name="P4" draw:layer="layout" svg:width="3.302cm" svg:height="2.22cm" svg:x="12.7cm" svg:y="5.522cm">
          <draw:text-box>
            <text:p text:style-name="P3"><text:span text:style-name="T2">Init</text:span></text:p>
          </draw:text-box>
        </draw:frame>
        <draw:frame draw:style-name="gr3" draw:text-style-name="P4" draw:layer="layout" svg:width="6.35cm" svg:height="2.22cm" svg:x="10.668cm" svg:y="10.856cm">
          <draw:text-box>
            <text:p text:style-name="P3"><text:span text:style-name="T2">ready</text:span></text:p>
          </draw:text-box>
        </draw:frame>
        <draw:frame draw:style-name="gr3" draw:text-style-name="P4" draw:layer="layout" svg:width="5.334cm" svg:height="2.22cm" svg:x="5.334cm" svg:y="16.002cm">
          <draw:text-box>
            <text:p text:style-name="P3"><text:span text:style-name="T2">move</text:span></text:p>
          </draw:text-box>
        </draw:frame>
        <draw:frame draw:style-name="gr4" draw:text-style-name="P4" draw:layer="layout" svg:width="5.334cm" svg:height="2.286cm" svg:x="16.002cm" svg:y="16.19cm">
          <draw:text-box>
            <text:p text:style-name="P3"><text:span text:style-name="T2">shoot</text:span></text:p>
          </draw:text-box>
        </draw:frame>
        <draw:line draw:style-name="gr5" draw:text-style-name="P2" draw:layer="layout" svg:x1="14.224cm" svg:y1="7.742cm" svg:x2="14.224cm" svg:y2="10.856cm">
          <text:p/>
        </draw:line>
        <draw:line draw:style-name="gr5" draw:text-style-name="P2" draw:layer="layout" svg:x1="12.446cm" svg:y1="13.076cm" svg:x2="10.668cm" svg:y2="16.002cm">
          <text:p/>
        </draw:line>
        <draw:line draw:style-name="gr5" draw:text-style-name="P2" draw:layer="layout" svg:x1="14.224cm" svg:y1="13.076cm" svg:x2="17.018cm" svg:y2="16.19cm">
          <text:p/>
        </draw:line>
        <draw:line draw:style-name="gr5" draw:text-style-name="P2" draw:layer="layout" svg:x1="10.668cm" svg:y1="16.952cm" svg:x2="16.002cm" svg:y2="16.952cm">
          <text:p/>
        </draw:line>
        <draw:frame draw:style-name="gr3" draw:text-style-name="P4" draw:layer="layout" svg:width="5.842cm" svg:height="2.22cm" svg:x="2.54cm" svg:y="5.776cm">
          <draw:text-box>
            <text:p text:style-name="P3"><text:span text:style-name="T2">dodge</text:span></text:p>
          </draw:text-box>
        </draw:frame>
        <draw:frame draw:style-name="gr3" draw:text-style-name="P4" draw:layer="layout" svg:width="4.124cm" svg:height="2.22cm" svg:x="21.082cm" svg:y="5.334cm">
          <draw:text-box>
            <text:p text:style-name="P3"><text:span text:style-name="T2">turn</text:span></text:p>
          </draw:text-box>
        </draw:frame>
        <draw:frame draw:style-name="gr3" draw:text-style-name="P4" draw:layer="layout" svg:width="4.064cm" svg:height="2.22cm" svg:x="21.336cm" svg:y="10.856cm">
          <draw:text-box>
            <text:p text:style-name="P3"><text:span text:style-name="T2">wait</text:span></text:p>
          </draw:text-box>
        </draw:frame>
        <draw:line draw:style-name="gr5" draw:text-style-name="P2" draw:layer="layout" svg:x1="23.368cm" svg:y1="7.554cm" svg:x2="23.368cm" svg:y2="10.856cm">
          <text:p/>
        </draw:line>
        <draw:line draw:style-name="gr5" draw:text-style-name="P2" draw:layer="layout" svg:x1="21.336cm" svg:y1="11.872cm" svg:x2="17.018cm" svg:y2="11.872cm">
          <text:p/>
        </draw:line>
        <draw:line draw:style-name="gr5" draw:text-style-name="P2" draw:layer="layout" svg:x1="5.08cm" svg:y1="7.996cm" svg:x2="10.668cm" svg:y2="12.38cm">
          <text:p/>
        </draw:line>
        <draw:line draw:style-name="gr5" draw:text-style-name="P2" draw:layer="layout" svg:x1="20.828cm" svg:y1="16.19cm" svg:x2="16.51cm" svg:y2="13.07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4.639cm" svg:height="12.18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09:28:03</meta:creation-date>
    <meta:editing-duration>PT4M45S</meta:editing-duration>
    <meta:editing-cycles>4</meta:editing-cycles>
    <dc:date>2012-12-11T18:47:59</dc:date>
    <meta:generator>LibreOffice/3.6$Linux_X86_64 LibreOffice_project/360m1$Build-3</meta:generator>
    <meta:document-statistic meta:object-count="61"/>
  </office:meta>
</office:document-meta>
</file>